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2.794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397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985cm" svg:height="6.826cm" svg:x="0.873cm" svg:y="4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3.843cm" svg:height="6.826cm" svg:x="14.589cm" svg:y="4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858cm" svg:height="4.563cm" svg:x="0.873cm" svg:y="6.08cm">
          <draw:text-box>
            <text:p text:style-name="P2"><text:span text:style-name="T1">PHYSICAL SYSTEM</text:span></text:p>
            <text:p text:style-name="P2"><text:span text:style-name="T1"/></text:p>
            <text:p text:style-name="P2"><text:span text:style-name="T2">Represented by an agent based microscopic simulation</text:span></text:p>
          </draw:text-box>
        </draw:frame>
        <draw:frame draw:style-name="gr3" draw:text-style-name="P3" draw:layer="layout" svg:width="10.414cm" svg:height="1.53cm" svg:x="16.339cm" svg:y="5.303cm">
          <draw:text-box>
            <text:p text:style-name="P1"><text:span text:style-name="T3">PREDICTION &amp; CONTROL SYSTEM</text:span></text:p>
            <text:p text:style-name="P1"><text:span text:style-name="T4"/></text:p>
          </draw:text-box>
        </draw:frame>
        <draw:connector draw:style-name="gr4" draw:text-style-name="P1" draw:layer="layout" draw:type="curve" draw:line-skew="-1.922cm" svg:x1="4.365cm" svg:y1="4.969cm" svg:x2="21.51cm" svg:y2="4.969cm" draw:start-shape="id1" draw:start-glue-point="0" draw:end-shape="id2" svg:d="m4365 4969c0-3660 17145-3660 17145 0">
          <text:p/>
        </draw:connector>
        <draw:frame draw:style-name="gr5" draw:text-style-name="P2" draw:layer="layout" svg:width="16.51cm" svg:height="1.675cm" svg:x="4.937cm" svg:y="0.397cm">
          <draw:text-box>
            <text:p text:style-name="P2"><text:span text:style-name="T2">Current traffic state in number of vehicles, mean speed and standard deviation of speed of all cells. </text:span></text:p>
          </draw:text-box>
        </draw:frame>
        <draw:frame draw:style-name="gr3" draw:text-style-name="P2" draw:layer="layout" svg:width="15.24cm" svg:height="1.143cm" svg:x="5.826cm" svg:y="15.097cm">
          <draw:text-box>
            <text:p text:style-name="P2"><text:span text:style-name="T2">Recommendations for optimizing traffic flow.</text:span></text:p>
          </draw:text-box>
        </draw:frame>
        <draw:frame draw:style-name="gr6" draw:text-style-name="P2" draw:layer="layout" svg:width="13.335cm" svg:height="1.675cm" svg:x="6.705cm" svg:y="3.064cm">
          <draw:text-box>
            <text:p text:style-name="P2"><text:span text:style-name="T2">Turn ratios at off ramps and mean inter-arrival times at all source links</text:span></text:p>
          </draw:text-box>
        </draw:frame>
        <draw:custom-shape draw:style-name="gr7" draw:text-style-name="P3" draw:layer="layout" svg:width="4.342cm" svg:height="4.07cm" svg:x="14.97cm" svg:y="6.455cm">
          <text:p text:style-name="P1"><text:span text:style-name="T4">Optimization </text:span></text:p>
          <text:p text:style-name="P1"><text:span text:style-name="T4">mo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572cm" svg:height="4.064cm" svg:x="23.352cm" svg:y="6.461cm">
          <text:p text:style-name="P2"><text:span text:style-name="T2">CTM based</text:span></text:p>
          <text:p text:style-name="P2"><text:span text:style-name="T2">predictive </text:span></text:p>
          <text:p text:style-name="P2"><text:span text:style-name="T2">macroscopic </text:span></text:p>
          <text:p text:style-name="P2"><text:span text:style-name="T2">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9.288cm" svg:y1="7.477cm" svg:x2="23.324cm" svg:y2="7.488cm">
          <text:p/>
        </draw:line>
        <draw:line draw:style-name="gr8" draw:text-style-name="P1" draw:layer="layout" svg:x1="23.352cm" svg:y1="9.509cm" svg:x2="19.288cm" svg:y2="9.509cm">
          <text:p/>
        </draw:line>
        <draw:connector draw:style-name="gr9" draw:text-style-name="P1" draw:layer="layout" draw:type="curve" draw:line-skew="2.143cm" svg:x1="21.51cm" svg:y1="11.795cm" svg:x2="4.365cm" svg:y2="11.795cm" draw:start-shape="id2" draw:start-glue-point="2" draw:end-shape="id1" draw:end-glue-point="2" svg:d="m21510 11795c0 3993-17145 3993-17145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6-03-17T18:36:06.49</meta:creation-date>
    <dc:date>2016-04-28T11:12:23.52</dc:date>
    <dc:creator>Abhinav Sunderrajan</dc:creator>
    <meta:editing-duration>PT1H44M49S</meta:editing-duration>
    <meta:editing-cycles>48</meta:editing-cycles>
    <meta:generator>OpenOffice/4.0.0$Win32 OpenOffice.org_project/400m3$Build-9702</meta:generator>
    <meta:document-statistic meta:object-count="13"/>
  </office:meta>
</office:document-meta>
</file>